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TreeListener.mouseExited( MouseEvent 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eterTreeListener.JMeterTre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TreeListener.keyRelea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eterTreeListener.mouseClicked( MouseEvent 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eterTreeListener.displayPopUp( MouseEvent e , JPopupMenu pop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eterTreeListener.mouseReleased( Mouse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MeterTreeListener.displayPopUp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TreeListener.keyTyp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eterTreeListener.isRightClick( Mous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Listener.removedSelected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TreeListener.getDragge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Listener.mouseMov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eterTreeListener.JMeterTreeListener( JMeterTree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TreeListener.setModel( JMeterTreeModel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Listener.setActionHandler( ActionListener a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Listener.getJ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Listener.getCurrent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eterTreeListener.changeSelectionIfDragging( Mouse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eterTreeListener.contains( Object [ ] container , Object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eterTreeListener.keyPressed( Key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eterTreeListener.mouseDragged( Mouse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eterTreeListener.valueChanged( Tree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TreeListener.mousePressed( Mouse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eterTreeListener.isValidDragAction( JMeterTreeNode [ ] source , JMeterTreeNode d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eterTreeListener.getSelected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eterTreeListener.setJTree( JTree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TreeListener.mouseEnter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eterTreeListener.setEndWindow( Container 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